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me">
            <text:p>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irstName">
            <text:p>first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stName">
            <text:p>last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name">
            <text:p>use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">
            <text:p>us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milyName">
            <text:p>family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rname">
            <text:p>su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ivenName">
            <text:p>given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ondName">
            <text:p>second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ber">
            <text:p>socialSecurity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">
            <text:p>socialSecurityNu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rivingLicense">
            <text:p>drivingLicen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late">
            <text:p>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arPlate">
            <text:p>car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xNumber">
            <text:p>tex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Number">
            <text:p>creditCard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">
            <text:p>cred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ban">
            <text:p>iba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ank">
            <text:p>ban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ccount">
            <text:p>accou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bitCard">
            <text:p>deb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ssword">
            <text:p>passwo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retKey">
            <text:p>secret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iKey">
            <text:p>api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ebsite">
            <text:p>websi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witter">
            <text:p>twitt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cebook">
            <text:p>faceboo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agram">
            <text:p>insta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legram">
            <text:p>tele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hatsapp">
            <text:p>whatsap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ail">
            <text:p>e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il">
            <text:p>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hone">
            <text:p>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">
            <text:p>mob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Phone">
            <text:p>mobile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ddress">
            <text:p>addres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cation">
            <text:p>lo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osition">
            <text:p>posi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me">
            <text:p>ho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ork">
            <text:p>wor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titude">
            <text:p>lat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ngitude">
            <text:p>long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ge">
            <text:p>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ender">
            <text:p>gend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tionality">
            <text:p>national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untry">
            <text:p>count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">
            <text:p>z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Code">
            <text:p>zipCo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oute">
            <text:p>rou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reet">
            <text:p>stree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ate">
            <text:p>st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gion">
            <text:p>re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thnicity">
            <text:p>ethnic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ntact">
            <text:p>contac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ession">
            <text:p>profess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alary">
            <text:p>sala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organization">
            <text:p>organiz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rty">
            <text:p>par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uthor">
            <text:p>auth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lient">
            <text:p>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icture">
            <text:p>pictur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rl">
            <text:p>ur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y">
            <text:p>birthda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te">
            <text:p>birth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use">
            <text:p>hou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x">
            <text:p>sex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artment">
            <text:p>apartm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oor">
            <text:p>flo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at">
            <text:p>fla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t">
            <text:p>un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italStatus">
            <text:p>maritalStatu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ried">
            <text:p>marri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ivorced">
            <text:p>divorc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ationship">
            <text:p>relationsh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chool">
            <text:p>schoo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llege">
            <text:p>colle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gree">
            <text:p>degr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mpany">
            <text:p>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jobTitle">
            <text:p>jobTit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phone">
            <text:p>cell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">
            <text:p>cel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uranceNumber">
            <text:p>insurance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visa">
            <text:p>visa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ermit">
            <text:p>perm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igion">
            <text:p>reli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own">
            <text:p>tow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versity">
            <text:p>univers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itution">
            <text:p>institu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nguage">
            <text:p>langu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customer">
            <text:p>The name of the 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address of the company">
            <text:p>The address of the 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highest education level">
            <text:p>The highest education leve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r">
            <text:p>employ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e">
            <text:p>employ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ustomer">
            <text:p>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bscriber">
            <text:p>subscri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ile">
            <text:p>prof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pplier">
            <text:p>suppli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region of the client">
            <text:p>The region of the 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ffiliation">
            <text:p>affili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partner">
            <text:p>The name of the partn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